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 engine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 armor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 shield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 module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 ship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00">
            <text:p>70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6.0f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4/11/2015</text:date>, <text:time>15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1T15:33:17.69</dc:date>
    <dc:creator>Wister </dc:creator>
    <meta:editing-duration>PT6M47S</meta:editing-duration>
    <meta:editing-cycles>20</meta:editing-cycles>
    <meta:document-statistic meta:table-count="1" meta:cell-count="120" meta:object-count="0"/>
  </office:meta>
</office:document-meta>
</file>